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99ccc" officeooo:paragraph-rsid="00099ccc"/>
    </style:style>
    <style:style style:name="P2" style:family="paragraph" style:parent-style-name="Text_20_body" style:list-style-name="L1">
      <style:text-properties officeooo:rsid="000b532c" officeooo:paragraph-rsid="000b532c"/>
    </style:style>
    <style:style style:name="P3" style:family="paragraph" style:parent-style-name="Text_20_body">
      <style:text-properties officeooo:rsid="000d5a39" officeooo:paragraph-rsid="000d5a39"/>
    </style:style>
    <style:style style:name="P4" style:family="paragraph" style:parent-style-name="Text_20_body" style:list-style-name="L1">
      <style:text-properties officeooo:rsid="000f8480" officeooo:paragraph-rsid="000f8480"/>
    </style:style>
    <style:style style:name="P5" style:family="paragraph" style:parent-style-name="Text_20_body" style:list-style-name="L2">
      <style:text-properties officeooo:rsid="000f8480" officeooo:paragraph-rsid="000f8480"/>
    </style:style>
    <style:style style:name="P6" style:family="paragraph" style:parent-style-name="Text_20_body" style:list-style-name="L2">
      <style:text-properties officeooo:rsid="0010fc85" officeooo:paragraph-rsid="0010fc85"/>
    </style:style>
    <style:style style:name="P7" style:family="paragraph" style:parent-style-name="Title">
      <style:text-properties officeooo:rsid="0007a758" officeooo:paragraph-rsid="0007a758"/>
    </style:style>
    <style:style style:name="P8" style:family="paragraph" style:parent-style-name="Subtitle">
      <style:paragraph-properties fo:text-align="end" style:justify-single-word="false"/>
      <style:text-properties officeooo:rsid="0007a758" officeooo:paragraph-rsid="0007a758"/>
    </style:style>
    <style:style style:name="T1" style:family="text">
      <style:text-properties officeooo:rsid="000c94a7"/>
    </style:style>
    <style:style style:name="T2" style:family="text">
      <style:text-properties officeooo:rsid="000eea69"/>
    </style:style>
    <style:style style:name="T3" style:family="text">
      <style:text-properties officeooo:rsid="000f84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еместровое домашнее задание по алгоритмическим языкам программирования.</text:p>
      <text:p text:style-name="P8">студентов гр. ИУ8-31</text:p>
      <text:p text:style-name="P8">Ситникова Алексея</text:p>
      <text:p text:style-name="P8">Аксёнова Михаила</text:p>
      <text:p text:style-name="Text_20_body"/>
      <text:p text:style-name="Text_20_body">Реализовать <text:span text:style-name="T2">программу</text:span> обмена текстовыми сообщениями на языке C#. В качестве базового функционала программа должна:</text:p>
      <text:list xml:id="list1639469752693229995" text:style-name="L1">
        <text:list-item>
          <text:p text:style-name="P1">Передавать текстовые сообщения.</text:p>
        </text:list-item>
        <text:list-item>
          <text:p text:style-name="P1">Обеспечивать многократный обмен сообщениями («беседу») между несколькими собеседниками (мультиклиентское соединение).</text:p>
        </text:list-item>
        <text:list-item>
          <text:p text:style-name="P1">Соединять собеседников напрямую (децентрализованная сеть), минуя сервер (технология P2P).</text:p>
        </text:list-item>
        <text:list-item>
          <text:p text:style-name="P2">Запускаться через .exe файл с необходимыми для создания беседы параметрами (ip адрес собеседника, порт подключения и т. д.) <text:span text:style-name="T3">или с параметрами по умолчанию (взятые из файла настроек)</text:span>. Также программа должна обрабатывать случаи неустановленного соединения, корректно завершая работу (освобождая занятые порты и очищая память) и, в случае надобности, формируя сообщение об ошибке.</text:p>
        </text:list-item>
        <text:list-item>
          <text:p text:style-name="P2">Хранить историю подключений и переписки.</text:p>
        </text:list-item>
        <text:list-item>
          <text:p text:style-name="P2">Обеспечивать <text:span text:style-name="T1">безопасность переписки с помощью технологии асимметричного шифрования (RSA).</text:span></text:p>
        </text:list-item>
        <text:list-item>
          <text:p text:style-name="P4">Хранить настройки подключения в XML документе для дальнейшего запуска без аргументов командной строки.</text:p>
        </text:list-item>
      </text:list>
      <text:p text:style-name="P3">Дополнительно в программу мо<text:span text:style-name="T3">жет быть добавлено следующее:</text:span></text:p>
      <text:list xml:id="list8897061006298233334" text:style-name="L2">
        <text:list-item>
          <text:p text:style-name="P5">Графический интерфейс пользователя (GUI).</text:p>
        </text:list-item>
        <text:list-item>
          <text:p text:style-name="P5">Поддержка различных кодировок (utf-8, KOI8-R, windows и т. д.)</text:p>
        </text:list-item>
        <text:list-item>
          <text:p text:style-name="P6">Книга контактов — сохранение данных собеседников для удобного соедин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/>
      <style:text-properties style:font-name="Liberation Serif1" fo:font-family="'Liberation Serif'" style:font-style-name="Полужирный" style:font-family-generic="roman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class="chapter">
      <style:paragraph-properties fo:margin-left="5.001cm" fo:margin-right="1cm" fo:margin-top="0.109cm" fo:margin-bottom="0.21cm" style:contextual-spacing="true" fo:text-align="center" style:justify-single-word="false" fo:text-indent="0cm" style:auto-text-indent="false" style:shadow="none"/>
      <style:text-properties fo:font-size="14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23:56:22.990419710</meta:creation-date>
    <dc:date>2014-09-30T00:57:01.669561854</dc:date>
    <meta:editing-duration>PT40M51S</meta:editing-duration>
    <meta:editing-cycles>9</meta:editing-cycles>
    <meta:generator>LibreOffice/4.2.6.3$Linux_X86_64 LibreOffice_project/420m0$Build-3</meta:generator>
    <meta:document-statistic meta:table-count="0" meta:image-count="0" meta:object-count="0" meta:page-count="1" meta:paragraph-count="16" meta:word-count="166" meta:character-count="1337" meta:non-whitespace-character-count="1196"/>
  </office:meta>
</office:document-meta>
</file>